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7bc0" officeooo:paragraph-rsid="00017bc0"/>
    </style:style>
    <style:style style:name="P2" style:family="paragraph" style:parent-style-name="Standard">
      <style:text-properties officeooo:rsid="0002e454" officeooo:paragraph-rsid="0002e454"/>
    </style:style>
    <style:style style:name="T1" style:family="text">
      <style:text-properties officeooo:rsid="00028625"/>
    </style:style>
    <style:style style:name="T2" style:family="text">
      <style:text-properties officeooo:rsid="0002e454"/>
    </style:style>
    <style:style style:name="T3" style:family="text">
      <style:text-properties officeooo:rsid="000528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ariants</text:p>
      <text:p text:style-name="P1">1. context Vorfuehrung inv: start.Date &lt;= end.Date</text:p>
      <text:p text:style-name="P1">2. context Vorfuehrung inv: grundpreis &gt; 0.0</text:p>
      <text:p text:style-name="P1">3. context Vorfuehrung inv: name &lt;&gt; “”</text:p>
      <text:p text:style-name="P1">b) context <text:span text:style-name="T3">V</text:span>orfuehrung </text:p>
      <text:p text:style-name="P1">inv: Bestellung.allInstances-&gt;</text:p>
      <text:p text:style-name="P1"><text:tab/><text:tab/>select(b|b.Vorfuehrung.start = selft.Vorfuehrung.start)-&gt;</text:p>
      <text:p text:style-name="P1"><text:tab/><text:tab/>forAll(<text:span text:style-name="T1">b1,b2 | b1&lt;&gt; b2 implies b1.reservierteSitze → excludesAll(b2.reservierteSitze) = <text:tab/><text:tab/>true</text:span>)</text:p>
      <text:p text:style-name="P1">c) context Bestellung:: cancel()</text:p>
      <text:p text:style-name="P1"><text:tab/>pre: <text:span text:style-name="T2">Zeitpunkt &lt; Vorfuehrung.start</text:span></text:p>
      <text:p text:style-name="P2">d) context Vorfuehrung inv: saal.nummer = 42 implies ende &lt; 11.11.20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11-23T19:47:40.424000000</dc:date>
    <meta:editing-duration>PT1M18S</meta:editing-duration>
    <meta:editing-cycles>2</meta:editing-cycles>
    <meta:document-statistic meta:table-count="0" meta:image-count="0" meta:object-count="0" meta:page-count="1" meta:paragraph-count="11" meta:word-count="59" meta:character-count="488" meta:non-whitespace-character-count="432"/>
  </office:meta>
</office:document-meta>
</file>